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1.65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085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6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10.869cm"/>
    </style:style>
    <style:style style:name="gr10" style:family="graphic" style:parent-style-name="standard">
      <style:graphic-properties draw:stroke="none" svg:stroke-color="#000000" draw:fill="none" draw:fill-color="#ffffff" fo:min-height="5.338cm"/>
    </style:style>
    <style:style style:name="gr11" style:family="graphic" style:parent-style-name="standard">
      <style:graphic-properties draw:fill-color="#ff9900" draw:textarea-horizontal-align="justify" draw:textarea-vertical-align="middle" draw:auto-grow-height="false" fo:min-height="1.909cm" fo:min-width="1.6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271cm"/>
    </style:style>
    <style:style style:name="gr13" style:family="graphic" style:parent-style-name="standard">
      <style:graphic-properties draw:stroke="none" svg:stroke-color="#000000" draw:fill="none" draw:fill-color="#ffffff" fo:min-height="6.735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-color="#000000"/>
      <style:paragraph-properties fo:text-align="center"/>
      <style:text-properties fo:language="en" fo:country="US"/>
    </style:style>
    <style:style style:name="P4" style:family="paragraph">
      <style:text-properties fo:language="en" fo:country="US"/>
    </style:style>
    <style:style style:name="P5" style:family="paragraph">
      <loext:graphic-properties draw:fill="none" draw:fill-color="#ffffff"/>
      <style:text-properties fo:font-size="12pt" fo:language="en" fo:country="US" style:font-size-asian="12pt" style:font-size-complex="12pt"/>
    </style:style>
    <style:style style:name="P6" style:family="paragraph">
      <loext:graphic-properties draw:fill="none" draw:fill-color="#ffffff"/>
      <style:text-properties fo:language="en" fo:country="US"/>
    </style:style>
    <style:style style:name="P7" style:family="paragraph">
      <loext:graphic-properties draw:fill-color="#ff9900"/>
      <style:paragraph-properties fo:text-align="center"/>
      <style:text-properties fo:language="en" fo:country="US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language="ru" fo:country="RU" style:font-size-asian="16pt" style:font-size-complex="16pt"/>
    </style:style>
    <style:style style:name="T7" style:family="text">
      <style:text-properties style:text-position="-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159cm" svg:x="3.286cm" svg:y="2.778cm">
          <text:p text:style-name="P1">Uni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429cm" svg:y1="4.048cm" svg:x2="4.429cm" svg:y2="7.096cm">
          <text:p/>
        </draw:line>
        <draw:custom-shape draw:style-name="gr3" draw:text-style-name="P3" draw:layer="layout" svg:width="0.254cm" svg:height="0.254cm" svg:x="3.15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318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85cm" svg:height="0.826cm" svg:x="5.318cm" svg:y="2.016cm">
          <draw:text-box>
            <text:p text:style-name="P4"><text:span text:style-name="T1">(x</text:span><text:span text:style-name="T2">2</text:span><text:span text:style-name="T1">,y</text:span><text:span text:style-name="T2">2</text:span><text:span text:style-name="T1">)</text:span></text:p>
          </draw:text-box>
        </draw:frame>
        <draw:frame draw:style-name="gr4" draw:text-style-name="P5" draw:layer="layout" svg:width="1.585cm" svg:height="0.826cm" svg:x="1.889cm" svg:y="5cm">
          <draw:text-box>
            <text:p text:style-name="P4"><text:span text:style-name="T1">(x</text:span><text:span text:style-name="T2">1</text:span><text:span text:style-name="T1">,y</text:span><text:span text:style-name="T2">1</text:span><text:span text:style-name="T1">)</text:span></text:p>
          </draw:text-box>
        </draw:frame>
        <draw:line draw:style-name="gr5" draw:text-style-name="P2" draw:layer="layout" svg:x1="4.429cm" svg:y1="4.048cm" svg:x2="1.762cm" svg:y2="4.048cm">
          <text:p/>
        </draw:line>
        <draw:frame draw:style-name="gr6" draw:text-style-name="P6" draw:layer="layout" svg:width="1.488cm" svg:height="1.114cm" svg:x="1.925cm" svg:y="3.061cm">
          <draw:text-box>
            <text:p text:style-name="P4"><text:span text:style-name="T3">u</text:span><text:span text:style-name="T4">hor</text:span></text:p>
          </draw:text-box>
        </draw:frame>
        <draw:line draw:style-name="gr5" draw:text-style-name="P2" draw:layer="layout" svg:x1="4.429cm" svg:y1="4.048cm" svg:x2="4.429cm" svg:y2="1.889cm">
          <text:p/>
        </draw:line>
        <draw:frame draw:style-name="gr7" draw:text-style-name="P6" draw:layer="layout" svg:width="1.467cm" svg:height="1.114cm" svg:x="3.216cm" svg:y="1.635cm">
          <draw:text-box>
            <text:p text:style-name="P4"><text:span text:style-name="T3">u</text:span><text:span text:style-name="T4">ver</text:span></text:p>
          </draw:text-box>
        </draw:frame>
        <draw:frame draw:style-name="gr8" draw:text-style-name="P1" draw:layer="layout" svg:width="2.919cm" svg:height="1.562cm" svg:x="2.905cm" svg:y="7.69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6" draw:layer="layout" svg:width="1.488cm" svg:height="1.114cm" svg:x="4.556cm" svg:y="5.093cm">
          <draw:text-box>
            <text:p text:style-name="P4"><text:span text:style-name="T3">u</text:span><text:span text:style-name="T4">g</text:span></text:p>
          </draw:text-box>
        </draw:frame>
        <draw:frame draw:style-name="gr9" draw:text-style-name="P6" draw:layer="layout" svg:width="10.795cm" svg:height="11.35cm" svg:x="9.763cm" svg:y="1cm">
          <draw:text-box>
            <text:p text:style-name="P4"><text:tab/><text:span text:style-name="T5">Размер и позиция любого блока могут быть описаны двумя </text:span><text:span text:style-name="T6">координатами</text:span><text:span text:style-name="T5">: левая нижняя (x</text:span><text:span text:style-name="T7">1</text:span><text:span text:style-name="T5">,y</text:span><text:span text:style-name="T7">1</text:span><text:span text:style-name="T5">) и правая </text:span><text:span text:style-name="T6">верхняя</text:span><text:span text:style-name="T5"> (x</text:span><text:span text:style-name="T7">2</text:span><text:span text:style-name="T5">,y</text:span><text:span text:style-name="T7">2</text:span><text:span text:style-name="T5">).</text:span></text:p>
            <text:p text:style-name="P4"><text:span text:style-name="T5"><text:tab/></text:span><text:span text:style-name="T5">Для описания текущего состояния движения блока в контексте игры достаточно иметь два вектора скорости: вертикальная и горизонтальная.</text:span></text:p>
            <text:p text:style-name="P4"><text:span text:style-name="T5"><text:tab/></text:span><text:span text:style-name="T5">Знак скорости указывает ее направление: для вертикальной + означает движение вверх, для горизонтальной – вправо.</text:span><text:span text:style-name="T5"><text:tab/></text:span></text:p>
            <text:p text:style-name="P4"><text:span text:style-name="T5"><text:tab/></text:span><text:span text:style-name="T5">Единицей измерения скорости в игре является число точек, пройденное за один кадр.</text:span></text:p>
            <text:p text:style-name="P4"/>
          </draw:text-box>
        </draw:frame>
        <draw:custom-shape draw:style-name="gr1" draw:text-style-name="P1" draw:layer="layout" svg:width="2.159cm" svg:height="2.159cm" svg:x="3.606cm" svg:y="13.954cm">
          <text:p text:style-name="P1">Uni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749cm" svg:y1="15.224cm" svg:x2="4.749cm" svg:y2="18.272cm">
          <text:p/>
        </draw:line>
        <draw:custom-shape draw:style-name="gr3" draw:text-style-name="P3" draw:layer="layout" svg:width="0.254cm" svg:height="0.254cm" svg:x="3.479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63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85cm" svg:height="0.826cm" svg:x="5.638cm" svg:y="13.192cm">
          <draw:text-box>
            <text:p text:style-name="P4"><text:span text:style-name="T1">(x</text:span><text:span text:style-name="T2">2</text:span><text:span text:style-name="T1">,y</text:span><text:span text:style-name="T2">2</text:span><text:span text:style-name="T1">)</text:span></text:p>
          </draw:text-box>
        </draw:frame>
        <draw:frame draw:style-name="gr4" draw:text-style-name="P5" draw:layer="layout" svg:width="1.585cm" svg:height="0.826cm" svg:x="2.209cm" svg:y="16.176cm">
          <draw:text-box>
            <text:p text:style-name="P4"><text:span text:style-name="T1">(x</text:span><text:span text:style-name="T2">1</text:span><text:span text:style-name="T1">,y</text:span><text:span text:style-name="T2">1</text:span><text:span text:style-name="T1">)</text:span></text:p>
          </draw:text-box>
        </draw:frame>
        <draw:frame draw:style-name="gr6" draw:text-style-name="P6" draw:layer="layout" svg:width="1.488cm" svg:height="1.114cm" svg:x="4.876cm" svg:y="16.269cm">
          <draw:text-box>
            <text:p text:style-name="P4"><text:span text:style-name="T3">u</text:span><text:span text:style-name="T4">g</text:span></text:p>
          </draw:text-box>
        </draw:frame>
        <draw:frame draw:style-name="gr10" draw:text-style-name="P6" draw:layer="layout" svg:width="11.049cm" svg:height="5.588cm" svg:x="9.382cm" svg:y="13.065cm">
          <draw:text-box>
            <text:p text:style-name="P4"><text:tab/><text:span text:style-name="T5">Единичный блок, находящийся в пустом пространстве, имеет только скорость, придаваемую ему силой гравитации: скорость свободного падения. Скорость свободного падения автоматически прибавляется ко всем блокам. </text:span></text:p>
          </draw:text-box>
        </draw:frame>
        <draw:custom-shape draw:style-name="gr1" draw:text-style-name="P1" draw:layer="layout" svg:width="2.159cm" svg:height="2.159cm" svg:x="3.54cm" svg:y="20.59cm"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413cm" svg:y="22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572cm" svg:y="20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85cm" svg:height="0.826cm" svg:x="5.572cm" svg:y="19.828cm">
          <draw:text-box>
            <text:p text:style-name="P4"><text:span text:style-name="T1">(x</text:span><text:span text:style-name="T2">2</text:span><text:span text:style-name="T1">,y</text:span><text:span text:style-name="T2">2</text:span><text:span text:style-name="T1">)</text:span></text:p>
          </draw:text-box>
        </draw:frame>
        <draw:frame draw:style-name="gr4" draw:text-style-name="P5" draw:layer="layout" svg:width="1.585cm" svg:height="0.826cm" svg:x="2.143cm" svg:y="22.812cm">
          <draw:text-box>
            <text:p text:style-name="P4"><text:span text:style-name="T1">(x</text:span><text:span text:style-name="T2">1</text:span><text:span text:style-name="T1">,y</text:span><text:span text:style-name="T2">1</text:span><text:span text:style-name="T1">)</text:span></text:p>
          </draw:text-box>
        </draw:frame>
        <draw:frame draw:style-name="gr6" draw:text-style-name="P6" draw:layer="layout" svg:width="1.488cm" svg:height="1.114cm" svg:x="4.81cm" svg:y="22.905cm">
          <draw:text-box>
            <text:p text:style-name="P4"><text:span text:style-name="T3">u</text:span><text:span text:style-name="T4">g</text:span></text:p>
          </draw:text-box>
        </draw:frame>
        <draw:custom-shape draw:style-name="gr11" draw:text-style-name="P7" draw:layer="layout" svg:width="2.159cm" svg:height="2.159cm" svg:x="3.54cm" svg:y="22.812cm"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413cm" svg:y="2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572cm" svg:y="22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1.771cm" svg:height="0.826cm" svg:x="5.572cm" svg:y="22.177cm">
          <draw:text-box>
            <text:p text:style-name="P4"><text:span text:style-name="T1">(x’</text:span><text:span text:style-name="T2">2</text:span><text:span text:style-name="T1">,y’</text:span><text:span text:style-name="T2">2</text:span><text:span text:style-name="T1">)</text:span></text:p>
          </draw:text-box>
        </draw:frame>
        <draw:frame draw:style-name="gr12" draw:text-style-name="P5" draw:layer="layout" svg:width="1.771cm" svg:height="0.826cm" svg:x="2.082cm" svg:y="24.971cm">
          <draw:text-box>
            <text:p text:style-name="P4"><text:span text:style-name="T1">(x’</text:span><text:span text:style-name="T2">1</text:span><text:span text:style-name="T1">,y’</text:span><text:span text:style-name="T2">1</text:span><text:span text:style-name="T1">)</text:span></text:p>
          </draw:text-box>
        </draw:frame>
        <draw:frame draw:style-name="gr13" draw:text-style-name="P6" draw:layer="layout" svg:width="11.335cm" svg:height="6.985cm" svg:x="9.255cm" svg:y="19.955cm">
          <draw:text-box>
            <text:p text:style-name="P4"><text:tab/><text:span text:style-name="T5">При столкновении двух блоков тот из них, что имеет низший приоритет, приобретает скорость второго блока. Из этой концепции следует, что каждый блок должен иметь свой приоритет. В стандартной ситуации наивысший приоритет имеют блоки земли и стен, т.е. неподвижные блоки служащие для передвижения по ним других блоков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21:53:06.287582754</meta:creation-date>
    <dc:date>2017-03-29T20:06:54.506109972</dc:date>
    <meta:editing-duration>PT3H4M58S</meta:editing-duration>
    <meta:editing-cycles>49</meta:editing-cycles>
    <meta:generator>LibreOffice/5.2.3.3$Linux_X86_64 LibreOffice_project/20m0$Build-3</meta:generator>
    <meta:document-statistic meta:object-count="33"/>
  </office:meta>
</office:document-meta>
</file>

<file path=Object 2/content.xml><?xml version="1.0" encoding="utf-8"?>
<math xmlns="http://www.w3.org/1998/Math/MathML" display="block">
  <semantics>
    <mrow>
      <mrow>
        <mo fence="true" stretchy="false">[</mo>
        <mrow>
          <mover>
            <mi>u</mi>
            <mo stretchy="false">→</mo>
          </mover>
        </mrow>
        <mo fence="true" stretchy="false">]</mo>
      </mrow>
      <mo stretchy="false">=</mo>
      <mfrac>
        <mover>
          <mi mathvariant="italic">points</mi>
          <mo stretchy="false">→</mo>
        </mover>
        <mi mathvariant="italic">frame</mi>
      </mfrac>
    </mrow>
    <annotation encoding="StarMath 5.0">[u csup{ rightarrow } ]= {points csup{ rightarrow }} over {frame}</annotation>
  </semantics>
</math>
</file>